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145" officeooo:paragraph-rsid="0007a145"/>
    </style:style>
    <style:style style:name="P2" style:family="paragraph" style:parent-style-name="Standard">
      <style:text-properties officeooo:rsid="0007a145" officeooo:paragraph-rsid="000c703d"/>
    </style:style>
    <style:style style:name="P3" style:family="paragraph" style:parent-style-name="Standard">
      <style:text-properties officeooo:paragraph-rsid="0007a145"/>
    </style:style>
    <style:style style:name="P4" style:family="paragraph" style:parent-style-name="Standard">
      <style:text-properties style:text-underline-style="none" fo:font-weight="normal" officeooo:rsid="0007a145" officeooo:paragraph-rsid="0007a145" style:font-weight-asian="normal" style:font-weight-complex="normal"/>
    </style:style>
    <style:style style:name="P5" style:family="paragraph" style:parent-style-name="Standard">
      <style:text-properties officeooo:paragraph-rsid="0007a145"/>
    </style:style>
    <style:style style:name="P6" style:family="paragraph" style:parent-style-name="Standard">
      <style:text-properties officeooo:rsid="0007a145" officeooo:paragraph-rsid="001ab1d8"/>
    </style:style>
    <style:style style:name="P7" style:family="paragraph" style:parent-style-name="Standard">
      <style:text-properties officeooo:rsid="0007a145" officeooo:paragraph-rsid="0007a145"/>
    </style:style>
    <style:style style:name="P8" style:family="paragraph" style:parent-style-name="Standard">
      <style:text-properties style:text-underline-style="none" fo:font-weight="normal" officeooo:rsid="0007a145" officeooo:paragraph-rsid="0007a145" style:font-weight-asian="normal" style:font-weight-complex="normal"/>
    </style:style>
    <style:style style:name="T1" style:family="text">
      <style:text-properties officeooo:rsid="0007a14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d27d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1d27d3"/>
    </style:style>
    <style:style style:name="T7" style:family="text">
      <style:text-properties officeooo:rsid="001d27d3"/>
    </style:style>
    <style:style style:name="T8" style:family="text">
      <style:text-properties officeooo:rsid="002034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mands to run on the CN, For UE registration--------------<text:line-break/>------------------------------------------------------------------------------------------------------------------------</text:p>
      <text:p text:style-name="P2">cd ~/oai-cn5g-fed/docker-compose</text:p>
      <text:p text:style-name="P2">docker compose -f docker-compose-basic-nrf.yaml up -d</text:p>
      <text:p text:style-name="P2">docker ps --format "table {{.Names}}\t{{.Status}}\t{{.Ports}}"</text:p>
      <text:p text:style-name="P2">sudo ss -lpn | grep 38412</text:p>
      <text:p text:style-name="P2"><text:line-break/>-&gt; docker exec -it mysql /bin/bash<text:line-break/>-&gt;mysql -u root -p<text:span text:style-name="T2"><text:line-break/> <text:tab/>if Password Asked type : linux</text:span></text:p>
      <text:p text:style-name="P1">-&gt; USE oai_db;<text:line-break/>------------------------------------------------------------------------------------------------------------------------<text:line-break/>the UE conf file :- <text:line-break/>This is my UE parameters</text:p>
      <text:p text:style-name="P1">-----------</text:p>
      <text:p text:style-name="P1">uicc0 = {</text:p>
      <text:p text:style-name="P1"><text:s text:c="2"/>imsi = "001010000000001";</text:p>
      <text:p text:style-name="P1"><text:s text:c="2"/>key <text:s/>= "0C0A34601D4F07677303652C0462535B";</text:p>
      <text:p text:style-name="P1"><text:s text:c="2"/>opc <text:s/>= "63bfa50ee6523365ff14c1f45f88737d";</text:p>
      <text:p text:style-name="P1"><text:s text:c="2"/>dnn <text:s/>= "oai";</text:p>
      <text:p text:style-name="P1"><text:s text:c="2"/>nssai_sst = 1;</text:p>
      <text:p text:style-name="P1"><text:s text:c="2"/>nssai_sd <text:s/>= 1;</text:p>
      <text:p text:style-name="P1">}</text:p>
      <text:p text:style-name="P1"/>
      <text:p text:style-name="P1">position0 = {</text:p>
      <text:p text:style-name="P1"><text:s text:c="4"/>x = 0.0;</text:p>
      <text:p text:style-name="P1"><text:s text:c="4"/>y = 0.0;</text:p>
      <text:p text:style-name="P1"><text:s text:c="4"/>z = 6377900.0;</text:p>
      <text:p text:style-name="P1">}</text:p>
      <text:p text:style-name="P1">------------------------------------------------------------------------------------------------------------------------</text:p>
      <text:p text:style-name="P3"><text:span text:style-name="T1">To register-<text:line-break/>Once you entered the USE oai_db<text:line-break/>There enter these steps:-<text:line-break/>------------------------------------------------------------------------------------------------------------------------<text:line-break/></text:span>Step 1 – AUSF subscription (Authentication)</text:p>
      <text:p text:style-name="P3">------------------------------------------------------------------------------------------------------------------------</text:p>
      <text:p text:style-name="P3"/>
      <text:p text:style-name="P3">REPLACE INTO AuthenticationSubscription (</text:p>
      <text:p text:style-name="P3"><text:s text:c="2"/>ueid,</text:p>
      <text:p text:style-name="P3"><text:s text:c="2"/>authenticationMethod,</text:p>
      <text:p text:style-name="P3"><text:s text:c="2"/>encPermanentKey,</text:p>
      <text:p text:style-name="P3"><text:s text:c="2"/>encOpcKey,</text:p>
      <text:p text:style-name="P3"><text:s text:c="2"/>protectionParameterId,</text:p>
      <text:p text:style-name="P3"><text:s text:c="2"/>sequenceNumber,</text:p>
      <text:p text:style-name="P3"><text:s text:c="2"/>authenticationManagementField,</text:p>
      <text:p text:style-name="P3"><text:s text:c="2"/>algorithmId</text:p>
      <text:p text:style-name="P3">) VALUES (</text:p>
      <text:p text:style-name="P3"><text:s text:c="2"/>'001010000000001',</text:p>
      <text:p text:style-name="P3"><text:s text:c="2"/>'5G_AKA',</text:p>
      <text:p text:style-name="P3"><text:s text:c="2"/>'0C0A34601D4F07677303652C0462535B',</text:p>
      <text:p text:style-name="P3"><text:s text:c="2"/>'63bfa50ee6523365ff14c1f45f88737d',</text:p>
      <text:p text:style-name="P3"><text:s text:c="2"/>'1',</text:p>
      <text:p text:style-name="P3"><text:soft-page-break/><text:s text:c="2"/>JSON_OBJECT('sequenceNumber','00000000023B'),</text:p>
      <text:p text:style-name="P3"><text:s text:c="2"/>'8000',</text:p>
      <text:p text:style-name="P3"><text:s text:c="2"/>'5G_AKA'</text:p>
      <text:p text:style-name="P3">);</text:p>
      <text:p text:style-name="P3"/>
      <text:p text:style-name="P3">------------------------------------------------------------------------------------------------------------------------</text:p>
      <text:p text:style-name="P3">Step 2 – AMF subscription (Access &amp; Mobility)</text:p>
      <text:p text:style-name="P3">------------------------------------------------------------------------------------------------------------------------</text:p>
      <text:p text:style-name="P3"/>
      <text:p text:style-name="P3">REPLACE INTO AccessAndMobilitySubscriptionData (</text:p>
      <text:p text:style-name="P3"><text:s text:c="2"/>ueid,</text:p>
      <text:p text:style-name="P3"><text:s text:c="2"/>servingPlmnid,</text:p>
      <text:p text:style-name="P3"><text:s text:c="2"/>subscribedUeAmbr,</text:p>
      <text:p text:style-name="P3"><text:s text:c="2"/>nssai,</text:p>
      <text:p text:style-name="P3"><text:s text:c="2"/>subsRegTimer</text:p>
      <text:p text:style-name="P3">) VALUES (</text:p>
      <text:p text:style-name="P3"><text:s text:c="2"/>'001010000000001',</text:p>
      <text:p text:style-name="P3"><text:s text:c="2"/>'00101',</text:p>
      <text:p text:style-name="P3"><text:s text:c="2"/>JSON_OBJECT('uplink','100 Mbps','downlink','100 Mbps'),</text:p>
      <text:p text:style-name="P3"><text:s text:c="2"/>JSON_OBJECT(</text:p>
      <text:p text:style-name="P3"><text:s text:c="4"/>'defaultSingleNssais',</text:p>
      <text:p text:style-name="P3"><text:s text:c="4"/>JSON_ARRAY(JSON_OBJECT('sst',1,'sd','000001'))</text:p>
      <text:p text:style-name="P3"><text:s text:c="2"/>),</text:p>
      <text:p text:style-name="P3"><text:s text:c="2"/>600</text:p>
      <text:p text:style-name="P3">);</text:p>
      <text:p text:style-name="P3"/>
      <text:p text:style-name="P3">------------------------------------------------------------------------------------------------------------------------</text:p>
      <text:p text:style-name="P3">Step 3 – SMF subscription (Session Management)</text:p>
      <text:p text:style-name="P3">------------------------------------------------------------------------------------------------------------------------</text:p>
      <text:p text:style-name="P3"/>
      <text:p text:style-name="P3">REPLACE INTO SessionManagementSubscriptionData (</text:p>
      <text:p text:style-name="P3"><text:s text:c="2"/>ueid,</text:p>
      <text:p text:style-name="P3"><text:s text:c="2"/>servingPlmnid,</text:p>
      <text:p text:style-name="P3"><text:s text:c="2"/>singleNssai,</text:p>
      <text:p text:style-name="P3"><text:s text:c="2"/>dnnConfigurations</text:p>
      <text:p text:style-name="P3">) VALUES (</text:p>
      <text:p text:style-name="P3"><text:s text:c="2"/>'001010000000001',</text:p>
      <text:p text:style-name="P3"><text:s text:c="2"/>'00101',</text:p>
      <text:p text:style-name="P3"><text:s text:c="2"/>JSON_OBJECT('sst',1,'sd','000001'),</text:p>
      <text:p text:style-name="P3"><text:s text:c="2"/>JSON_OBJECT(</text:p>
      <text:p text:style-name="P3"><text:s text:c="4"/>'oai',</text:p>
      <text:p text:style-name="P3"><text:s text:c="4"/>JSON_OBJECT(</text:p>
      <text:p text:style-name="P3"><text:s text:c="6"/>'sscModes',</text:p>
      <text:p text:style-name="P3"><text:s text:c="8"/>JSON_OBJECT(</text:p>
      <text:p text:style-name="P3"><text:s text:c="10"/>'defaultSscMode','SSC_MODE_1',</text:p>
      <text:p text:style-name="P3"><text:s text:c="10"/>'allowedSscModes',JSON_ARRAY('SSC_MODE_1')</text:p>
      <text:p text:style-name="P3"><text:s text:c="8"/>),</text:p>
      <text:p text:style-name="P3"><text:s text:c="6"/>'pduSessionTypes',</text:p>
      <text:p text:style-name="P3"><text:s text:c="8"/>JSON_OBJECT(</text:p>
      <text:p text:style-name="P3"><text:s text:c="10"/>'defaultSessionType','IPV4',</text:p>
      <text:p text:style-name="P3"><text:s text:c="10"/>'allowedSessionTypes',JSON_ARRAY('IPV4')</text:p>
      <text:p text:style-name="P3"><text:s text:c="8"/>),</text:p>
      <text:p text:style-name="P3"><text:soft-page-break/><text:s text:c="6"/>'5gQosProfile',</text:p>
      <text:p text:style-name="P3"><text:s text:c="8"/>JSON_OBJECT('5qi',9,'arp',JSON_OBJECT('priorityLevel',8)),</text:p>
      <text:p text:style-name="P3"><text:s text:c="6"/>'sessionAmbr',</text:p>
      <text:p text:style-name="P3"><text:s text:c="8"/>JSON_OBJECT('uplink','100 Mbps','downlink','100 Mbps')</text:p>
      <text:p text:style-name="P3"><text:s text:c="4"/>)</text:p>
      <text:p text:style-name="P3"><text:s text:c="2"/>)</text:p>
      <text:p text:style-name="P3">);</text:p>
      <text:p text:style-name="P3"/>
      <text:p text:style-name="P3">------------------------------------------------------------------------------------------------------------------------</text:p>
      <text:p text:style-name="P3">Step 4 – SMF selection subscription</text:p>
      <text:p text:style-name="P3">------------------------------------------------------------------------------------------------------------------------</text:p>
      <text:p text:style-name="P3">REPLACE INTO SmfSelectionSubscriptionData (</text:p>
      <text:p text:style-name="P3"><text:s text:c="2"/>ueid,</text:p>
      <text:p text:style-name="P3"><text:s text:c="2"/>servingPlmnid</text:p>
      <text:p text:style-name="P3">) VALUES (</text:p>
      <text:p text:style-name="P3"><text:s text:c="2"/>'001010000000001',</text:p>
      <text:p text:style-name="P3"><text:s text:c="2"/>'00101'</text:p>
      <text:p text:style-name="P3">);</text:p>
      <text:p text:style-name="P3"/>
      <text:p text:style-name="P3">------------------------------------------------------------------------------------------------------------------------</text:p>
      <text:p text:style-name="P6">After entering the commands , then if you want to verify then :- </text:p>
      <text:p text:style-name="P6"><text:line-break/>------------------------------------------------------------------------------------------------------------------------</text:p>
      <text:p text:style-name="P1">-&gt;SELECT * FROM AuthenticationSubscription WHERE ueid='001010000000001'\G</text:p>
      <text:p text:style-name="P1">------------------------------------------------------------------------------------------------------------------------<text:line-break/>-&gt;SELECT * FROM AccessAndMobilitySubscriptionData WHERE ueid='001010000000001'\G</text:p>
      <text:p text:style-name="P1">------------------------------------------------------------------------------------------------------------------------<text:line-break/>-&gt;SELECT * FROM SessionManagementSubscriptionData WHERE ueid='001010000000001'\G</text:p>
      <text:p text:style-name="P1">------------------------------------------------------------------------------------------------------------------------<text:line-break/>-&gt;SELECT * FROM SmfSelectionSubscriptionData WHERE ueid='001010000000001'\G</text:p>
      <text:p text:style-name="P1">------------------------------------------------------------------------------------------------------------------------</text:p>
      <text:p text:style-name="P1"/>
      <text:p text:style-name="P4"><text:span text:style-name="T7">T</text:span>hen enter exit “<text:span text:style-name="T8">twice”</text:span><text:line-break/><text:span text:style-name="T7">Then Enter the below command to monitor the core :-</text:span></text:p>
      <text:p text:style-name="P4">------------------------------------------------------------------------------------------------------------------------</text:p>
      <text:p text:style-name="P4">-&gt;docker logs -f oai-amf</text:p>
      <text:p text:style-name="P4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1:06:40.660680718</meta:creation-date>
    <dc:date>2026-01-29T10:50:01.365258953</dc:date>
    <meta:editing-duration>PT51M46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116" meta:word-count="298" meta:character-count="5090" meta:non-whitespace-character-count="4659"/>
  </office:meta>
</office:document-meta>
</file>